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76f" officeooo:paragraph-rsid="000b17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paquete de Microsoft Office se compone de diversas aplicaciones que comprenden un tratamiento de textos, una hoja de cálculo, un programa de presentaciones, un potente programa de escritorio de administración y en la versión profesional una base de datos.</text:p>
      <text:p text:style-name="P1">En este capítulo se examina el proceso de instalación de Microsoft Office, tratándose en los siguientes capítulos las diversas aplicaciones que componen esta sui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9:46:26.915398757</meta:creation-date>
    <dc:date>2025-03-07T19:48:44.705838869</dc:date>
    <meta:editing-duration>PT2M19S</meta:editing-duration>
    <meta:editing-cycles>1</meta:editing-cycles>
    <meta:document-statistic meta:table-count="0" meta:image-count="0" meta:object-count="0" meta:page-count="1" meta:paragraph-count="2" meta:word-count="64" meta:character-count="422" meta:non-whitespace-character-count="360"/>
    <meta:generator>LibreOffice/25.2.1.2$Linux_X86_64 LibreOffice_project/520$Build-2</meta:generator>
  </office:meta>
</office:document-meta>
</file>